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5.244cm"/>
    </style:style>
    <style:style style:name="co10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0T14:48:27.64">
            <text:p>2020/5/20 14:4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0T14:48:27.64">
            <text:p>2020/5/20 14:48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8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0T14:48:27.65">
            <text:p>2020/5/20 14:48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1012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1)">
            <text:p>sn(22.1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04:04.440001">
            <text:p>2020/5/6 17:04</text:p>
          </table:table-cell>
          <table:table-cell table:number-columns-repeated="2" table:style-name="ce49" office:value-type="date" office:date-value="2020-05-06T17:25:29.54">
            <text:p>20/05/06 17:25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/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/>
          <table:table-cell table:style-name="ce52"/>
          <table:table-cell table:style-name="ce51" office:value-type="date" office:date-value="2020-05-06T17:36:07.21">
            <text:p>20/05/06 17:36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38:57.06">
            <text:p>2020/5/6 17:38</text:p>
          </table:table-cell>
          <table:table-cell table:style-name="ce49"/>
          <table:table-cell table:style-name="ce49" office:value-type="date" office:date-value="2020-05-09T17:57:41.5">
            <text:p>20/05/09 17:57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1"/>
          <table:table-cell table:style-name="ce47"/>
          <table:table-cell table:style-name="ce48" office:value-type="date" office:date-value="2020-05-09T17:57:35.76">
            <text:p>2020/5/9 17:57</text:p>
          </table:table-cell>
          <table:table-cell table:style-name="ce52"/>
          <table:table-cell table:style-name="ce51" office:value-type="date" office:date-value="2020-05-09T17:59:44.700001">
            <text:p>20/05/09 17:5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9" office:value-type="date" office:date-value="2020-05-09T18:10:48.54">
            <text:p>20/05/09 18:10</text:p>
          </table:table-cell>
          <table:table-cell table:style-name="ce49"/>
          <table:table-cell table:style-name="ce49" office:value-type="date" office:date-value="2020-05-10T12:19:16.1">
            <text:p>20/05/10 12:1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50" office:value-type="date" office:date-value="2020-05-09T18:13:19.65">
            <text:p>20/05/09 18:13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2:34:18.41">
            <text:p>2020/5/10 12:34</text:p>
          </table:table-cell>
          <table:table-cell table:style-name="ce49"/>
          <table:table-cell table:style-name="ce49" office:value-type="date" office:date-value="2020-05-11T18:12:17.23">
            <text:p>20/05/11 18:1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3" office:value-type="string">
            <text:p>donation?</text:p>
          </table:table-cell>
          <table:table-cell table:style-name="ce47"/>
          <table:table-cell table:style-name="ce48" office:value-type="date" office:date-value="2020-05-10T12:40:19.92">
            <text:p>2020/5/10 12:40</text:p>
          </table:table-cell>
          <table:table-cell table:style-name="ce52"/>
          <table:table-cell table:style-name="ce51" office:value-type="date" office:date-value="2020-05-10T13:30:58.34">
            <text:p>20/05/10 13:30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 office:value-type="date" office:date-value="2020-05-10T12:52:49.57">
            <text:p>2020/5/10 12:52</text:p>
          </table:table-cell>
          <table:table-cell table:style-name="ce52" office:value-type="string">
            <text:p>20200511_172832</text:p>
          </table:table-cell>
          <table:table-cell table:style-name="ce51" office:value-type="date" office:date-value="2020-05-14T15:05:08.94">
            <text:p>20/05/14 15:0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3:39:59.43">
            <text:p>2020/5/10 13:39</text:p>
          </table:table-cell>
          <table:table-cell table:style-name="ce49"/>
          <table:table-cell table:style-name="ce49" office:value-type="date" office:date-value="2020-05-14T15:32:54.56">
            <text:p>20/05/14 15:3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1"/>
          <table:table-cell table:style-name="ce47" office:value-type="string">
            <text:p>https://duckduckgo.com/?q=%E5%88%86%E8%A7%A3+%E4%BA%8C%E6%B0%A7%E5%8C%96%E7%A2%B3&amp;ia=web</text:p>
          </table:table-cell>
          <table:table-cell table:style-name="ce48" office:value-type="date" office:date-value="2020-05-10T14:03:36.18">
            <text:p>2020/5/10 14:03</text:p>
          </table:table-cell>
          <table:table-cell table:style-name="ce52"/>
          <table:table-cell table:style-name="ce51" office:value-type="date" office:date-value="2020-05-17T17:34:57.28">
            <text:p>20/05/17 17:3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0:16.79">
            <text:p>20/05/14 15:10</text:p>
          </table:table-cell>
          <table:table-cell table:style-name="ce49"/>
          <table:table-cell table:style-name="ce49" office:value-type="date" office:date-value="2020-05-17T18:15:26.56">
            <text:p>20/05/17 18:1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51" office:value-type="date" office:date-value="2020-05-14T15:10:49.61">
            <text:p>20/05/14 15:10</text:p>
          </table:table-cell>
          <table:table-cell table:style-name="ce52"/>
          <table:table-cell table:style-name="ce51" office:value-type="date" office:date-value="2020-05-18T16:44:27.77">
            <text:p>20/05/18 16:4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1:16.82">
            <text:p>20/05/14 15:11</text:p>
          </table:table-cell>
          <table:table-cell table:style-name="ce49"/>
          <table:table-cell table:style-name="ce49" office:value-type="date" office:date-value="2020-05-18T17:23:36.36">
            <text:p>20/05/18 17:23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0">
            <text:p>20</text:p>
          </table:table-cell>
          <table:table-cell table:style-name="ce42" office:value-type="string">
            <text:p>Is there any reaction path to split CO2 ( Carbon dioxide) or CO (Carbon monooxide) to produce Oxygen ?</text:p>
          </table:table-cell>
          <table:table-cell table:style-name="ce43" office:value-type="string">
            <text:p>https://www.researchgate.net/post/Is_there_any_reaction_path_to_split_CO2_Carbon_dioxide_or_CO_Carbon_monooxide_to_produce_Oxygen</text:p>
          </table:table-cell>
          <table:table-cell table:style-name="ce43" office:value-type="string">
            <text:p>10th Apr, 2017</text:p>
          </table:table-cell>
          <table:table-cell table:style-name="ce42"/>
          <table:table-cell table:style-name="ce43" office:value-type="string">
            <text:p>QA</text:p>
          </table:table-cell>
          <table:table-cell table:style-name="ce46"/>
          <table:table-cell table:style-name="ce47" office:value-type="string">
            <text:p>split CO2</text:p>
          </table:table-cell>
          <table:table-cell table:style-name="ce48" office:value-type="date" office:date-value="2020-05-19T15:43:29.69">
            <text:p>2020/5/19 15:43</text:p>
          </table:table-cell>
          <table:table-cell table:style-name="ce49"/>
          <table:table-cell table:style-name="ce49" office:value-type="date" office:date-value="2020-05-20T14:37:46.87">
            <text:p>20/05/20 14:37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video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22">
            <text:p>22</text:p>
          </table:table-cell>
          <table:table-cell table:style-name="ce32" office:value-type="string">
            <text:p>成果報告書 </text:p>
            <text:p>二酸化炭素固定化・有効利用技術等対策事業</text:p>
          </table:table-cell>
          <table:table-cell table:style-name="ce34" office:value-type="string">
            <text:p>http://www.rite.or.jp/results/result_reports/index_6.htm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20T14:45:30.05">
            <text:p>2020/5/20 14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float" office:value="22.1">
            <text:p>22.1</text:p>
          </table:table-cell>
          <table:table-cell table:style-name="ce32" office:value-type="string">
            <text:p>アルカリ土類金属を利用した新規CO2炭酸塩固定化システムの開発</text:p>
          </table:table-cell>
          <table:table-cell table:style-name="ce34" office:value-type="string">
            <text:p>http://www.rite.or.jp/results/result_reports/pdf/2005-arukarisum.pdf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20T14:48:23.82">
            <text:p>2020/5/20 14:48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0T14:48:25.42">
            <text:p>2020/5/20 14:48</text:p>
          </table:table-cell>
          <table:table-cell table:style-name="ce14" table:formula="of:=NOW()" office:value-type="date" office:date-value="2020-05-20T14:48:25.42">
            <text:p>2020/5/20 14:48</text:p>
          </table:table-cell>
          <table:table-cell table:style-name="ce14" table:formula="of:=NOW()" office:value-type="date" office:date-value="2020-05-20T14:48:25.42">
            <text:p>2020/5/20 14:48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0T14:48:25.42">
            <text:p>2020/5/20 14:48</text:p>
          </table:table-cell>
          <table:table-cell table:style-name="ce14" table:formula="of:=NOW()" office:value-type="date" office:date-value="2020-05-20T14:48:25.42">
            <text:p>2020/5/20 14:48</text:p>
          </table:table-cell>
          <table:table-cell table:style-name="ce14" table:formula="of:=NOW()" office:value-type="date" office:date-value="2020-05-20T14:48:25.42">
            <text:p>2020/5/20 14:48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" table:default-cell-style-name="ce25"/>
        <table:table-column table:style-name="co9" table:default-cell-style-name="ce27"/>
        <table:table-column table:style-name="co10" table:default-cell-style-name="ce27"/>
        <table:table-column table:style-name="co10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57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15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2020/5/14 15:0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2020/5/17 17:3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office:value-type="string">
            <text:p>M-14</text:p>
          </table:table-cell>
          <table:table-cell table:number-columns-repeated="3"/>
          <table:table-cell office:value-type="date" office:date-value="2020-05-17T18:14:59.68">
            <text:p>2020/5/17 18:1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0T14:48:27.8">
            <text:p>2020/5/20 14:48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5"/>
        <table:table-column table:style-name="co9" table:default-cell-style-name="ce27"/>
        <table:table-column table:style-name="co10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7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28" office:value-type="string">
            <text:p>CO2</text:p>
          </table:table-cell>
          <table:table-cell table:style-name="ce35" office:value-type="string">
            <text:p>https://www.sciencedaily.com/</text:p>
          </table:table-cell>
          <table:table-cell table:style-name="ce44" office:value-type="string">
            <text:p>https://www.sciencedaily.com/search/?keyword=co2#gsc.tab=0&amp;gsc.q=co2&amp;gsc.page=1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炭酸塩固定</text:p>
          </table:table-cell>
          <table:table-cell table:number-columns-repeated="6"/>
          <table:table-cell office:value-type="date" office:date-value="2020-05-20T14:41:43.57">
            <text:p>2020/5/20 14:4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0T14:48:27.8">
            <text:p>2020/5/20 14:4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M31" table:display-filter-buttons="true"/>
        <table:database-range table:name="__Anonymous_Sheet_DB__2" table:target-range-address="3_docs.I22:3_docs.I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20/05/20</text:date>, <text:time>14:48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0T14:48:27.47</dc:date>
    <dc:creator>iwabuchi ken</dc:creator>
    <meta:editing-duration>PT12H28M9S</meta:editing-duration>
    <meta:editing-cycles>64</meta:editing-cycles>
    <meta:generator>OpenOffice/4.1.3$Win32 OpenOffice.org_project/413m1$Build-9783</meta:generator>
    <meta:document-statistic meta:table-count="6" meta:cell-count="471" meta:object-count="0"/>
  </office:meta>
</office:document-meta>
</file>